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a99c4"/>
    </style:style>
    <style:style style:name="P2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3" style:family="paragraph" style:parent-style-name="Text_20_body">
      <style:text-properties officeooo:rsid="0008f0b2" officeooo:paragraph-rsid="003a99c4"/>
    </style:style>
    <style:style style:name="P4" style:family="paragraph" style:parent-style-name="Heading_20_3">
      <style:text-properties officeooo:paragraph-rsid="003a99c4"/>
    </style:style>
    <style:style style:name="P5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iver Waltz</text:h>
      <text:h text:style-name="Heading_20_2" text:outline-level="2">(Cowboy Junkies)</text:h>
      <text:h text:style-name="P4" text:outline-level="3">[VERSE 1]</text:h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h text:style-name="P5" text:outline-level="3">[VERSE 2]</text:h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oft-page-break/><text:s text:c="8"/>G</text:p>
      <text:p text:style-name="P1">We’ll pack up our bags, pack our small family</text:p>
      <text:p text:style-name="P1">C</text:p>
      <text:p text:style-name="P1">Head cross the valley to where the aspen trees </text:p>
      <text:p text:style-name="P1">G</text:p>
      <text:p text:style-name="P1">Shiver as they ascend- the green hills</text:p>
      <text:p text:style-name="P1"><text:s text:c="10"/>D</text:p>
      <text:p text:style-name="P1">rising to blue.</text:p>
      <text:p text:style-name="P1"><text:s text:c="7"/>C <text:s text:c="27"/>D</text:p>
      <text:p text:style-name="P1">At the edge of the chopping we will turn</text:p>
      <text:p text:style-name="P1"><text:s text:c="13"/>G</text:p>
      <text:p text:style-name="P1">And bid fond ädieu.</text:p>
      <text:h text:style-name="P5" text:outline-level="3">[CHORUS]</text:h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</text:p>
      <text:p text:style-name="P1">As we dance cheek to cheek</text:p>
      <text:p text:style-name="P1"><text:s text:c="9"/>Em</text:p>
      <text:p text:style-name="P1">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1"/>
      <text:h text:style-name="P4" text:outline-level="3"><text:soft-page-break/>[VERSE 3]</text:h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h text:style-name="P4" text:outline-level="3">[OUTRO]</text:h>
      <text:p text:style-name="P1">C F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M13S</meta:editing-duration>
    <meta:editing-cycles>48</meta:editing-cycles>
    <meta:generator>LibreOffice/5.3.6.1$MacOSX_X86_64 LibreOffice_project/686f202eff87ef707079aeb7f485847613344eb7</meta:generator>
    <dc:title>Lyrics + Chords</dc:title>
    <dc:date>2017-10-13T12:40:39.814785000</dc:date>
    <meta:print-date>2017-04-03T12:23:29.985893000</meta:print-date>
    <meta:document-statistic meta:table-count="0" meta:image-count="0" meta:object-count="0" meta:page-count="3" meta:paragraph-count="94" meta:word-count="388" meta:character-count="2235" meta:non-whitespace-character-count="136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